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45" calcext:value-type="float">
            <text:p>1045</text:p>
          </table:table-cell>
          <table:table-cell table:style-name="ce7" table:formula="of:=COUNTIF([.B7:.B1095];&quot;X&quot;)" office:value-type="float" office:value="893" calcext:value-type="float">
            <text:p>893</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1" calcext:value-type="float">
            <text:p>121</text:p>
          </table:table-cell>
          <table:table-cell table:style-name="ce25" table:formula="of:=SUM([.B2:.F2])" office:value-type="float" office:value="1109" calcext:value-type="float">
            <text:p>110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5">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3" table:number-rows-repeated="194">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5">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2">00/00/0000</text:date>, <text:time style:data-style-name="N2" text:time-value="21:41:27.69487331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22T21:41:42.903588157</dc:date>
    <meta:editing-duration>P1DT4H16M9S</meta:editing-duration>
    <meta:editing-cycles>1050</meta:editing-cycles>
    <meta:document-statistic meta:table-count="1" meta:cell-count="6297" meta:object-count="0"/>
  </office:meta>
</office:document-meta>
</file>